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T2" style:parent-style-name="DefaultParagraphFont" style:family="text">
      <style:text-properties style:font-name="Arial" fo:color="#000000" fo:font-size="10pt" style:font-size-asian="10pt" style:font-size-complex="10pt" fo:background-color="#FFFFFF"/>
    </style:style>
    <style:style style:name="P3" style:parent-style-name="NoSpacing" style:family="paragraph">
      <style:text-properties style:text-underline-type="single" style:text-underline-style="solid" style:text-underline-width="auto" style:text-underline-mode="continuous"/>
    </style:style>
    <style:style style:name="P4" style:parent-style-name="NoSpacing" style:list-style-name="LFO1" style:family="paragraph"/>
    <style:style style:name="P5" style:parent-style-name="NoSpacing" style:list-style-name="LFO1" style:family="paragraph"/>
    <style:style style:name="P6" style:parent-style-name="NoSpacing" style:family="paragraph">
      <style:text-properties style:text-underline-type="single" style:text-underline-style="solid" style:text-underline-width="auto" style:text-underline-mode="continuous"/>
    </style:style>
    <style:style style:name="P7" style:parent-style-name="NoSpacing" style:list-style-name="LFO2" style:family="paragraph"/>
    <style:style style:name="P8" style:parent-style-name="NoSpacing" style:list-style-name="LFO2" style:family="paragraph"/>
  </office:automatic-styles>
  <office:body>
    <office:text text:use-soft-page-breaks="true">
      <text:p text:style-name="P1">Upper- and lowerbound</text:p>
      <text:p text:style-name="NoSpacing"/>
      <text:p text:style-name="NoSpacing">De formule is<text:s/><text:span text:style-name="T2">K = p*10000 - (T*20 + Min/10).<text:s/></text:span></text:p>
      <text:p text:style-name="NoSpacing"/>
      <text:p text:style-name="P3">Upperbound:</text:p>
      <text:list text:style-name="LFO1" text:continue-numbering="true">
        <text:list-item>
          <text:p text:style-name="P4">Nu weet je dat de score nooit boven de 10.000 uit kan komen, omdat er altijd een min factor is.<text:s/></text:p>
        </text:list-item>
        <text:list-item>
          <text:p text:style-name="P5">Bovendien kan de score nooit 10.000 zijn, omdat als je langs alle kritieke paden gaat je altijd wel 1 traject nodig heb, die ook weer een bepaald aantal minuten duurt.<text:s/></text:p>
        </text:list-item>
      </text:list>
      <text:p text:style-name="NoSpacing"><text:s/></text:p>
      <text:p text:style-name="P6">Lowerbound:</text:p>
      <text:list text:style-name="LFO2" text:continue-numbering="true">
        <text:list-item>
          <text:p text:style-name="P7">De score kan negatief zijn, omdat als je geen kritieke paden rijdt je alleen de min factor over houd. Dan is de score negatief indien je wel één of meerder trajecten heb.</text:p>
        </text:list-item>
        <text:list-item>
          <text:p text:style-name="P8">De score kan ook nul zijn, als je geen treinen laat rijden, als je niet persé langs alle kritieke paden hoeft. Dan kan je ervoor kiezen om geen treinen te laten rijden.<text:s/></text:p>
        </text:list-item>
      </text:list>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rinda van den Dool</meta:initial-creator>
    <dc:creator>Dorinda van den Dool</dc:creator>
    <meta:creation-date>2018-11-16T08:14:00Z</meta:creation-date>
    <dc:date>2018-11-16T08:21:00Z</dc:date>
    <meta:template xlink:href="Normal" xlink:type="simple"/>
    <meta:editing-cycles>1</meta:editing-cycles>
    <meta:editing-duration>PT420S</meta:editing-duration>
    <meta:document-statistic meta:page-count="1" meta:paragraph-count="1" meta:word-count="108" meta:character-count="703" meta:row-count="4" meta:non-whitespace-character-count="596"/>
  </office:meta>
</office:document-meta>
</file>